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67b92" officeooo:paragraph-rsid="00167b9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c07e3" officeooo:paragraph-rsid="001c07e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cca3f" officeooo:paragraph-rsid="001cca3f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d632e" officeooo:paragraph-rsid="001d632e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246bd2" officeooo:paragraph-rsid="00246bd2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262437" officeooo:paragraph-rsid="00262437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76189" officeooo:paragraph-rsid="0017618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89bfd" officeooo:paragraph-rsid="00189bf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a0002" officeooo:paragraph-rsid="001a000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a3d4f" officeooo:paragraph-rsid="001a3d4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c07e3" officeooo:paragraph-rsid="001c07e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cca3f" officeooo:paragraph-rsid="001cca3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d632e" officeooo:paragraph-rsid="001d632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da8c3" officeooo:paragraph-rsid="001da8c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dde51" officeooo:paragraph-rsid="001dde5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f66dc" officeooo:paragraph-rsid="001f66d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123b9" officeooo:paragraph-rsid="002123b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229a2" officeooo:paragraph-rsid="002229a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46bd2" officeooo:paragraph-rsid="00246bd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8f66c" officeooo:paragraph-rsid="0028f66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9b2eb" officeooo:paragraph-rsid="0029b2e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2cbd10" officeooo:paragraph-rsid="002cbd1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2d5078" officeooo:paragraph-rsid="002d5078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fo:font-size="18pt" fo:font-weight="bold" officeooo:rsid="00246bd2" officeooo:paragraph-rsid="00246bd2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fo:font-weight="bold" officeooo:rsid="002de01c" officeooo:paragraph-rsid="00167b92" style:font-size-asian="10.5pt" style:font-weight-asian="bold" style:font-size-complex="12pt" style:font-weight-complex="bold"/>
    </style:style>
    <style:style style:name="T1" style:family="text">
      <style:text-properties fo:color="#808080" style:font-name="JetBrains Mono" fo:font-style="normal" style:font-style-asian="normal"/>
    </style:style>
    <style:style style:name="T2" style:family="text">
      <style:text-properties fo:color="#e8bf6a" style:font-name="JetBrains Mono" fo:font-style="normal" style:font-style-asian="normal"/>
    </style:style>
    <style:style style:name="T3" style:family="text">
      <style:text-properties fo:color="#a9b7c6" style:font-name="JetBrains Mono" fo:font-style="normal" style:font-style-asian="normal"/>
    </style:style>
    <style:style style:name="T4" style:family="text">
      <style:text-properties officeooo:rsid="001d632e"/>
    </style:style>
    <style:style style:name="T5" style:family="text">
      <style:text-properties officeooo:rsid="002339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22:30:34.184650285</meta:creation-date>
    <meta:generator>LibreOffice/6.4.7.2$Linux_X86_64 LibreOffice_project/40$Build-2</meta:generator>
    <dc:date>2021-12-14T14:37:58.186039246</dc:date>
    <meta:editing-duration>PT2H59M38S</meta:editing-duration>
    <meta:editing-cycles>1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